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2"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4"/>
        <table:table-column table:style-name="co8" table:default-cell-style-name="ce84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2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First Third</text:p>
          </table:table-cell>
          <table:table-cell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0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0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6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80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 table:number-columns-repeated="2"/>
          <table:table-cell table:style-name="ce80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1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0"/>
          <table:table-cell/>
          <table:table-cell table:style-name="ce136" office:value-type="string" calcext:value-type="string">
            <text:p>Week 03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number-columns-repeated="2"/>
          <table:table-cell table:style-name="ce114" office:value-type="string" calcext:value-type="string">
            <text:p>HW_02.1</text:p>
          </table:table-cell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number-columns-repeated="2"/>
          <table:table-cell table:style-name="ce114"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rst Third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First Exam</text:p>
          </table:table-cell>
          <table:table-cell table:style-name="ce96"/>
          <table:table-cell table:style-name="ce102"/>
          <table:table-cell table:style-name="ce104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1.1</text:p>
          </table:table-cell>
          <table:table-cell table:style-name="ce111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3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ce84"/>
          <table:table-cell table:style-name="ce80"/>
          <table:table-cell table:style-name="ce69" table:number-columns-repeated="2"/>
          <table:table-cell table:style-name="ce80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 table:number-columns-repeated="2"/>
          <table:table-cell table:style-name="ce143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113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/>
          <table:table-cell table:style-name="ce80" table:formula="of:=(0.1*[.G20])+(0.6*[.H20])+(0.3*[.I20])" office:value-type="float" office:value="9.2065" calcext:value-type="float">
            <text:p>9.2</text:p>
          </table:table-cell>
          <table:table-cell table:style-name="ce1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ce80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 table:formula="of:=(0.1*[.G26])+(0.6*[.H26])+(0.3*[.I26])" office:value-type="float" office:value="5.26266666666667" calcext:value-type="float">
            <text:p>5.3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table:number-columns-repeated="2"/>
          <table:table-cell table:style-name="ce9" office:value-type="string" calcext:value-type="string">
            <text:p>Uri</text:p>
          </table:table-cell>
          <table:table-cell table:style-name="ce72"/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2"/>
          <table:table-cell table:number-columns-repeated="2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9"/>
          <table:table-cell table:number-columns-repeated="7"/>
          <table:table-cell table:style-name="ce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Secon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5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6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Secon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5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7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Thir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9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10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Thir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11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21:24:32.850590996</dc:date>
    <meta:editing-duration>P2DT23H34M58S</meta:editing-duration>
    <meta:editing-cycles>498</meta:editing-cycles>
    <meta:generator>LibreOffice/7.3.7.2$Linux_X86_64 LibreOffice_project/30$Build-2</meta:generator>
    <meta:document-statistic meta:table-count="3" meta:cell-count="645" meta:object-count="0"/>
  </office:meta>
</office:document-meta>
</file>